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0083f1"/>
    </style:style>
    <style:style style:name="P2" style:family="paragraph" style:parent-style-name="Standard">
      <style:paragraph-properties fo:line-height="150%" fo:text-align="justify" style:justify-single-word="false"/>
      <style:text-properties officeooo:paragraph-rsid="0020797f"/>
    </style:style>
    <style:style style:name="P3" style:family="paragraph" style:parent-style-name="Standard">
      <style:paragraph-properties fo:line-height="150%" fo:text-align="justify" style:justify-single-word="false"/>
      <style:text-properties officeooo:paragraph-rsid="00226ac4"/>
    </style:style>
    <style:style style:name="P4" style:family="paragraph" style:parent-style-name="Standard">
      <style:paragraph-properties fo:line-height="150%" fo:text-align="justify" style:justify-single-word="false"/>
      <style:text-properties officeooo:paragraph-rsid="00484f1b"/>
    </style:style>
    <style:style style:name="P5" style:family="paragraph" style:parent-style-name="Standard">
      <style:paragraph-properties fo:line-height="150%" fo:text-align="justify" style:justify-single-word="false"/>
      <style:text-properties officeooo:rsid="000b6620" officeooo:paragraph-rsid="000b6620"/>
    </style:style>
    <style:style style:name="P6" style:family="paragraph" style:parent-style-name="Heading_20_1">
      <style:paragraph-properties fo:line-height="150%" fo:text-align="justify" style:justify-single-word="false"/>
    </style:style>
    <style:style style:name="P7" style:family="paragraph" style:parent-style-name="Heading_20_2">
      <style:paragraph-properties fo:line-height="150%" fo:text-align="justify" style:justify-single-word="false"/>
    </style:style>
    <style:style style:name="T1" style:family="text">
      <style:text-properties officeooo:rsid="000083f1"/>
    </style:style>
    <style:style style:name="T2" style:family="text">
      <style:text-properties officeooo:rsid="002db0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istema de Gestão de Frota Sysdata</text:h>
      <text:h text:style-name="P7" text:outline-level="2">Cartão Provisório </text:h>
      <text:p text:style-name="P5"/>
      <text:p text:style-name="P2"><text:span text:style-name="T1"><text:tab/>Como a utilização do cartão físico é indispensável para realização das transações eletrônicas via terminais de captura no sistema de Gestão de Frota Sysdata, faculta-se aos clientes, donos das frotas, o direto de solicitar junto à administradora um lote de cartões provisórios, que deverão ser utilizados somente como contingência a impossibilidade do uso de cartões plásticos originais vinculados aos portadores pertencentes aos clientes.</text:span></text:p>
      <text:p text:style-name="P3"><text:span text:style-name="T1"><text:tab/></text:span></text:p>
      <text:p text:style-name="P3"><text:span text:style-name="T1"><text:tab/>Por serem de caráter contingencial de uso, os cartões provisórios possuem uma tipificação que os diferem dos cartões padrão. Estes últimos são criados vinculados a portadores específicos e não podem ser desvinculados dos mesmos. Por outro lado, os cartões provisórios são criados sem vínculo primordial a nenhum portador específico, podendo ser vinculados/desvinculados a diversos portadores no passar do tempo, entretanto nunca um determinado cartão provisório pode estar vinculado a mais de um portador ao mesmo tempo. </text:span></text:p>
      <text:p text:style-name="P1"><text:tab/></text:p>
      <text:p text:style-name="P4"><text:tab/><text:span text:style-name="T2">O cartão provisório estará habilitado para uso somente quando for vinculado por tempo determinado, pela própria administradora, ao um portador específico, sendo que este não pode ter nenhum cartão padrão ativo em utilização. Mais especificamente esta habilitação será viabilizada, se e somente se, o cartão original (padrão) estiver marcado como cancelado, e assim, uma nova via de cartão estiver em processo de produção/entrega. Desta forma, enquanto a 2ª via do cartão padrão não seja entregue ao portador e, por conseguinte, seja desbloqueada para uso ou enquanto não transcorra o tempo estipulado pela administradora para uso, o cartão provisório pode ser utilizado somente por este portador como meio de pagamento. O primeiro evento que ocorrer, seja <text:s text:c="2"/>o desbloqueio da 2ª via ou seja o tempo estipulado para uso ter atingido seu limite, causará automaticamente o bloqueio de uso do cartão provisório por parte do portador em questão. </text:span></text:p>
      <text:p text:style-name="P4"><text:tab/></text:p>
      <text:p text:style-name="P4"><text:tab/></text:p>
      <text:p text:style-name="P4"><text:span text:style-name="T2"><text:tab/> </text:span></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2:32:57.021488771</meta:creation-date>
    <dc:date>2020-12-21T15:20:03.171653598</dc:date>
    <meta:editing-duration>PT1H12M19S</meta:editing-duration>
    <meta:editing-cycles>56</meta:editing-cycles>
    <meta:generator>LibreOffice/6.0.7.3$Linux_X86_64 LibreOffice_project/00m0$Build-3</meta:generator>
    <meta:document-statistic meta:table-count="0" meta:image-count="0" meta:object-count="0" meta:page-count="1" meta:paragraph-count="11" meta:word-count="293" meta:character-count="1962" meta:non-whitespace-character-count="1659"/>
  </office:meta>
</office:document-meta>
</file>